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21d8" officeooo:paragraph-rsid="000e21d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e21d8" officeooo:paragraph-rsid="000e21d8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af682" officeooo:paragraph-rsid="000e21d8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officeooo:rsid="00197479" officeooo:paragraph-rsid="000e21d8"/>
    </style:style>
    <style:style style:name="P5" style:family="paragraph" style:parent-style-name="Standard">
      <style:text-properties officeooo:rsid="001af682" officeooo:paragraph-rsid="000e21d8"/>
    </style:style>
    <style:style style:name="T1" style:family="text">
      <style:text-properties officeooo:rsid="000e21d8"/>
    </style:style>
    <style:style style:name="T2" style:family="text">
      <style:text-properties officeooo:rsid="001af6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4</text:p>
      <text:p text:style-name="P1">EXERCISE 3</text:p>
      <text:p text:style-name="P1"/>
      <text:p text:style-name="P2">Name: Drishaan Prasad</text:p>
      <text:p text:style-name="P2">Registration No.: 210905282</text:p>
      <text:p text:style-name="P2"/>
      <text:p text:style-name="P2">Question:<text:tab/></text:p>
      <text:p text:style-name="P2">Briefly explain the purposes of the following tcpdump expressions.</text:p>
      <text:p text:style-name="P2">a. tcpdump udp port 520</text:p>
      <text:p text:style-name="P2">b. tcpdump -x -s 120 ip proto 89</text:p>
      <text:p text:style-name="P2">c. tcpdump -x -s 70 host ip addr1 and (ip addr2 or ip addr3)</text:p>
      <text:p text:style-name="P2">d. tcpdump -x -s 70 host ip addr1 and not ip addr2</text:p>
      <text:p text:style-name="P2"/>
      <text:p text:style-name="P2">Answer:</text:p>
      <text:p text:style-name="P4">a. <text:span text:style-name="T2">All UDP</text:span> packets <text:span text:style-name="T2">where either the sources or destination</text:span> port <text:span text:style-name="T2">is </text:span>520 will be t<text:span text:style-name="T2">racked - </text:span><text:span text:style-name="T1">r</text:span><text:span text:style-name="T2">eserved for <text:s/>Route Info Protocol (RIP).</text:span></text:p>
      <text:p text:style-name="P4"/>
      <text:p text:style-name="P5">b. Shows packet contents in hex and ASCII format with maximum size 120 bytes and only protocol 89 accepted.</text:p>
      <text:p text:style-name="P5"/>
      <text:p text:style-name="P5">c. Shows packet contents in hex and ASCII format with maximum size 70 bytes and only communication between addr1 and addr2 or addr1 and addr3 will be tracked.</text:p>
      <text:p text:style-name="P5"/>
      <text:p text:style-name="P3">d. Sh<text:span text:style-name="T1">ows</text:span> packet contents in hex and ASCII format with maximum size 70 bytes and only communication to and fro<text:span text:style-name="T1">m</text:span> addr1 excluding communication to addr2 will be track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6:06:48.465083213</meta:creation-date>
    <dc:date>2023-12-26T16:09:28.848562775</dc:date>
    <meta:editing-duration>PT2M40S</meta:editing-duration>
    <meta:editing-cycles>1</meta:editing-cycles>
    <meta:document-statistic meta:table-count="0" meta:image-count="0" meta:object-count="0" meta:page-count="1" meta:paragraph-count="15" meta:word-count="159" meta:character-count="874" meta:non-whitespace-character-count="728"/>
    <meta:generator>LibreOffice/7.3.7.2$Linux_X86_64 LibreOffice_project/30$Build-2</meta:generator>
  </office:meta>
</office:document-meta>
</file>